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8.497cm"/>
    </style:style>
    <style:style style:name="co5" style:family="table-column">
      <style:table-column-properties fo:break-before="auto" style:column-width="7.271cm"/>
    </style:style>
    <style:style style:name="co6" style:family="table-column">
      <style:table-column-properties fo:break-before="auto" style:column-width="7.297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6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Nom du matériel sur le schéma</text:p>
          </table:table-cell>
          <table:table-cell table:style-name="ce1" office:value-type="string" calcext:value-type="string">
            <text:p>Marque</text:p>
          </table:table-cell>
          <table:table-cell table:style-name="ce1" office:value-type="string" calcext:value-type="string">
            <text:p>Modèle</text:p>
          </table:table-cell>
          <table:table-cell table:style-name="ce1" office:value-type="string" calcext:value-type="string">
            <text:p>Lien HTTP vers présentation du modèle en ligne</text:p>
          </table:table-cell>
          <table:table-cell table:style-name="ce1" office:value-type="string" calcext:value-type="string">
            <text:p>Caractéristiques indispensables</text:p>
          </table:table-cell>
          <table:table-cell table:style-name="ce1" office:value-type="string" calcext:value-type="string">
            <text:p>Caractéristiques supplémentaires</text:p>
          </table:table-cell>
          <table:table-cell table:style-name="ce1" office:value-type="string" calcext:value-type="string">
            <text:p>Tarif approximatif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SwitchInfo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LS105G</text:p>
          </table:table-cell>
          <table:table-cell office:value-type="string" calcext:value-type="string">
            <text:p><text:a xlink:href="https://www.amazon.fr/TP-Link-LS105G-Ethernet-metallique-2000Mbps/dp/B07RPVQY62/ref=sr_1_4?adgrpid=56493270179&amp;dchild=1&amp;gclid=Cj0KCQjwvb75BRD1ARIsAP6LcqvD-4MrsbkW3PVugq03rbluwcpOuHurPcQBWPEXhMzLfAhyuHsntoUaAp7SEALw_wcB&amp;hvadid=275357604142&amp;hvdev=c&amp;hvlocphy=9056440&amp;hvnetw=g&amp;hvqmt=e&amp;hvrand=3725473403997538686&amp;hvtargid=kwd-303054739361&amp;hydadcr=231_1787592&amp;keywords=switch%2B4%2Bports&amp;qid=1596978435&amp;sr=8-4&amp;tag=googhydr0a8-21&amp;th=1" xlink:type="simple">https://www.amazon.fr/TP-Link-LS105G-Ethernet-metallique-2000Mbps/dp/B07RPVQY62/ref=sr_1_4?adgrpid=56493270179&amp;dchild=1&amp;gclid=Cj0KCQjwvb75BRD1ARIsAP6LcqvD-4MrsbkW3PVugq03rbluwcpOuHurPcQBWPEXhMzLfAhyuHsntoUaAp7SEALw_wcB&amp;hvadid=275357604142&amp;hvdev=c&amp;hvlocphy=9056440&amp;hvnetw=g&amp;hvqmt=e&amp;hvrand=3725473403997538686&amp;hvtargid=kwd-303054739361&amp;hydadcr=231_1787592&amp;keywords=switch%2B4%2Bports&amp;qid=1596978435&amp;sr=8-4&amp;tag=googhydr0a8-21&amp;th=1</text:a> </text:p>
          </table:table-cell>
          <table:table-cell office:value-type="string" calcext:value-type="string">
            <text:p>4 Ports</text:p>
          </table:table-cell>
          <table:table-cell office:value-type="string" calcext:value-type="string">
            <text:p>10/100/1000 Mbps (Vitesse jusqu'à 2000Mbps) </text:p>
          </table:table-cell>
          <table:table-cell office:value-type="string" calcext:value-type="string">
            <text:p>16 € TT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itchImprimante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LS105G</text:p>
          </table:table-cell>
          <table:table-cell office:value-type="string" calcext:value-type="string">
            <text:p><text:a xlink:href="https://www.amazon.fr/TP-Link-LS105G-Ethernet-metallique-2000Mbps/dp/B07RPVQY62/ref=sr_1_4?adgrpid=56493270179&amp;dchild=1&amp;gclid=Cj0KCQjwvb75BRD1ARIsAP6LcqvD-4MrsbkW3PVugq03rbluwcpOuHurPcQBWPEXhMzLfAhyuHsntoUaAp7SEALw_wcB&amp;hvadid=275357604142&amp;hvdev=c&amp;hvlocphy=9056440&amp;hvnetw=g&amp;hvqmt=e&amp;hvrand=3725473403997538686&amp;hvtargid=kwd-303054739361&amp;hydadcr=231_1787592&amp;keywords=switch%2B4%2Bports&amp;qid=1596978435&amp;sr=8-4&amp;tag=googhydr0a8-21&amp;th=1" xlink:type="simple">https://www.amazon.fr/TP-Link-LS105G-Ethernet-metallique-2000Mbps/dp/B07RPVQY62/ref=sr_1_4?adgrpid=56493270179&amp;dchild=1&amp;gclid=Cj0KCQjwvb75BRD1ARIsAP6LcqvD-4MrsbkW3PVugq03rbluwcpOuHurPcQBWPEXhMzLfAhyuHsntoUaAp7SEALw_wcB&amp;hvadid=275357604142&amp;hvdev=c&amp;hvlocphy=9056440&amp;hvnetw=g&amp;hvqmt=e&amp;hvrand=3725473403997538686&amp;hvtargid=kwd-303054739361&amp;hydadcr=231_1787592&amp;keywords=switch%2B4%2Bports&amp;qid=1596978435&amp;sr=8-4&amp;tag=googhydr0a8-21&amp;th=1</text:a> </text:p>
          </table:table-cell>
          <table:table-cell office:value-type="string" calcext:value-type="string">
            <text:p>4 Ports</text:p>
          </table:table-cell>
          <table:table-cell office:value-type="string" calcext:value-type="string">
            <text:p>10/100/1000 Mbps (Vitesse jusqu'à 2000Mbps) </text:p>
          </table:table-cell>
          <table:table-cell office:value-type="string" calcext:value-type="string">
            <text:p>16 € TT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itchDMZ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LS105G</text:p>
          </table:table-cell>
          <table:table-cell office:value-type="string" calcext:value-type="string">
            <text:p><text:a xlink:href="https://www.amazon.fr/TP-Link-LS105G-Ethernet-metallique-2000Mbps/dp/B07RPVQY62/ref=sr_1_4?adgrpid=56493270179&amp;dchild=1&amp;gclid=Cj0KCQjwvb75BRD1ARIsAP6LcqvD-4MrsbkW3PVugq03rbluwcpOuHurPcQBWPEXhMzLfAhyuHsntoUaAp7SEALw_wcB&amp;hvadid=275357604142&amp;hvdev=c&amp;hvlocphy=9056440&amp;hvnetw=g&amp;hvqmt=e&amp;hvrand=3725473403997538686&amp;hvtargid=kwd-303054739361&amp;hydadcr=231_1787592&amp;keywords=switch%2B4%2Bports&amp;qid=1596978435&amp;sr=8-4&amp;tag=googhydr0a8-21&amp;th=1" xlink:type="simple">https://www.amazon.fr/TP-Link-LS105G-Ethernet-metallique-2000Mbps/dp/B07RPVQY62/ref=sr_1_4?adgrpid=56493270179&amp;dchild=1&amp;gclid=Cj0KCQjwvb75BRD1ARIsAP6LcqvD-4MrsbkW3PVugq03rbluwcpOuHurPcQBWPEXhMzLfAhyuHsntoUaAp7SEALw_wcB&amp;hvadid=275357604142&amp;hvdev=c&amp;hvlocphy=9056440&amp;hvnetw=g&amp;hvqmt=e&amp;hvrand=3725473403997538686&amp;hvtargid=kwd-303054739361&amp;hydadcr=231_1787592&amp;keywords=switch%2B4%2Bports&amp;qid=1596978435&amp;sr=8-4&amp;tag=googhydr0a8-21&amp;th=1</text:a> </text:p>
          </table:table-cell>
          <table:table-cell office:value-type="string" calcext:value-type="string">
            <text:p>4 Ports</text:p>
          </table:table-cell>
          <table:table-cell office:value-type="string" calcext:value-type="string">
            <text:p>10/100/1000 Mbps (Vitesse jusqu'à 2000Mbps) </text:p>
          </table:table-cell>
          <table:table-cell office:value-type="string" calcext:value-type="string">
            <text:p>16 € TT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itchCompta</text:p>
          </table:table-cell>
          <table:table-cell office:value-type="string" calcext:value-type="string">
            <text:p>NETGEAR</text:p>
          </table:table-cell>
          <table:table-cell office:value-type="string" calcext:value-type="string">
            <text:p>GS308-300PES</text:p>
          </table:table-cell>
          <table:table-cell office:value-type="string" calcext:value-type="string">
            <text:p><text:a xlink:href="https://www.amazon.fr/GS308-300PES-Ethernet-Connectivité-Abordable-Entreprises/dp/B07PTTX7MX/ref=sr_1_1_sspa?adgrpid=56493270179&amp;dchild=1&amp;gclid=Cj0KCQjwvb75BRD1ARIsAP6LcqsD74eGGpIjsUAKeM_ZjjPOFo-Z44vrZcJM_afp_nAvFTvk7aXKkAEaApooEALw_wcB&amp;hvadid=275357604142&amp;hvdev=c&amp;hvlocphy=9056440&amp;hvnetw=g&amp;hvqmt=e&amp;hvrand=14024658683385001913&amp;hvtargid=kwd-298295451783&amp;hydadcr=231_1787592&amp;keywords=switch+8+ports&amp;qid=1596977460&amp;quartzVehicle=93-1185&amp;replacementKeywords=switch+ports&amp;sr=8-1-spons&amp;tag=googhydr0a8-21&amp;psc=1&amp;spLa=ZW5jcnlwdGVkUXVhbGlmaWVyPUExMFY3NVpEVU5BMkU5JmVuY3J5cHRlZElkPUEwNTUxNzI3OENKWlpWWkNPNVhQJmVuY3J5cHRlZEFkSWQ9QTA2NDA1MTQzS05QMkhVN0I1OFFHJndpZGdldE5hbWU9c3BfYXRmJmFjdGlvbj1jbGlja1JlZGlyZWN0JmRvTm90TG9nQ2xpY2s9dHJ1ZQ==" xlink:type="simple">https://www.amazon.fr/GS308-300PES-Ethernet-Connectivit%C3%A9-Abordable-Entreprises/dp/B07PTTX7MX/ref=sr_1_1_sspa?adgrpid=56493270179&amp;dchild=1&amp;gclid=Cj0KCQjwvb75BRD1ARIsAP6LcqsD74eGGpIjsUAKeM_ZjjPOFo-Z44vrZcJM_afp_nAvFTvk7aXKkAEaApooEALw_wcB&amp;hvadid=275357604142&amp;hvdev=c&amp;hvlocphy=9056440&amp;hvnetw=g&amp;hvqmt=e&amp;hvrand=14024658683385001913&amp;hvtargid=kwd-298295451783&amp;hydadcr=231_1787592&amp;keywords=switch+8+ports&amp;qid=1596977460&amp;quartzVehicle=93-1185&amp;replacementKeywords=switch+ports&amp;sr=8-1-spons&amp;tag=googhydr0a8-21&amp;psc=1&amp;spLa=ZW5jcnlwdGVkUXVhbGlmaWVyPUExMFY3NVpEVU5BMkU5JmVuY3J5cHRlZElkPUEwNTUxNzI3OENKWlpWWkNPNVhQJmVuY3J5cHRlZEFkSWQ9QTA2NDA1MTQzS05QMkhVN0I1OFFHJndpZGdldE5hbWU9c3BfYXRmJmFjdGlvbj1jbGlja1JlZGlyZWN0JmRvTm90TG9nQ2xpY2s9dHJ1ZQ==</text:a> </text:p>
          </table:table-cell>
          <table:table-cell office:value-type="string" calcext:value-type="string">
            <text:p>8 Ports</text:p>
          </table:table-cell>
          <table:table-cell office:value-type="string" calcext:value-type="string">
            <text:p>10/100/1000 Mbps </text:p>
          </table:table-cell>
          <table:table-cell office:value-type="string" calcext:value-type="string">
            <text:p>25 € TT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itchRH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16</text:p>
          </table:table-cell>
          <table:table-cell office:value-type="string" calcext:value-type="string">
            <text:p><text:a xlink:href="https://www.amazon.fr/TP-Link-TL-SG116-Commutateur-Commutation-redondante/dp/B07FY23LW7/ref=sr_1_18?adgrpid=65749682547&amp;dchild=1&amp;gclid=Cj0KCQjwvb75BRD1ARIsAP6LcquQ465qVgqEH5JifiUAwMg_yv703ssQGrMrgAiC0nVqOF434-Jf3eMaAh8IEALw_wcB&amp;hvadid=315816836802&amp;hvdev=c&amp;hvlocphy=9056440&amp;hvnetw=g&amp;hvqmt=b&amp;hvrand=15914006512432894842&amp;hvtargid=kwd-337299782561&amp;hydadcr=14321_1762704&amp;keywords=switch+rackable+16+ports&amp;qid=1596974375&amp;sr=8-18&amp;tag=googhydr0a8-21" xlink:type="simple">https://www.amazon.fr/TP-Link-TL-SG116-Commutateur-Commutation-redondante/dp/B07FY23LW7/ref=sr_1_18?adgrpid=65749682547&amp;dchild=1&amp;gclid=Cj0KCQjwvb75BRD1ARIsAP6LcquQ465qVgqEH5JifiUAwMg_yv703ssQGrMrgAiC0nVqOF434-Jf3eMaAh8IEALw_wcB&amp;hvadid=315816836802&amp;hvdev=c&amp;hvlocphy=9056440&amp;hvnetw=g&amp;hvqmt=b&amp;hvrand=15914006512432894842&amp;hvtargid=kwd-337299782561&amp;hydadcr=14321_1762704&amp;keywords=switch+rackable+16+ports&amp;qid=1596974375&amp;sr=8-18&amp;tag=googhydr0a8-21</text:a> </text:p>
          </table:table-cell>
          <table:table-cell office:value-type="string" calcext:value-type="string">
            <text:p>16 ports</text:p>
          </table:table-cell>
          <table:table-cell office:value-type="string" calcext:value-type="string">
            <text:p>10/100/1000 Mbps (Vitesse jusqu'à 2000Mbps) </text:p>
          </table:table-cell>
          <table:table-cell office:value-type="string" calcext:value-type="string">
            <text:p>60 € TT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itchOp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16</text:p>
          </table:table-cell>
          <table:table-cell office:value-type="string" calcext:value-type="string">
            <text:p><text:a xlink:href="https://www.amazon.fr/TP-Link-TL-SG116-Commutateur-Commutation-redondante/dp/B07FY23LW7/ref=sr_1_18?adgrpid=65749682547&amp;dchild=1&amp;gclid=Cj0KCQjwvb75BRD1ARIsAP6LcquQ465qVgqEH5JifiUAwMg_yv703ssQGrMrgAiC0nVqOF434-Jf3eMaAh8IEALw_wcB&amp;hvadid=315816836802&amp;hvdev=c&amp;hvlocphy=9056440&amp;hvnetw=g&amp;hvqmt=b&amp;hvrand=15914006512432894842&amp;hvtargid=kwd-337299782561&amp;hydadcr=14321_1762704&amp;keywords=switch+rackable+16+ports&amp;qid=1596974375&amp;sr=8-18&amp;tag=googhydr0a8-21" xlink:type="simple">https://www.amazon.fr/TP-Link-TL-SG116-Commutateur-Commutation-redondante/dp/B07FY23LW7/ref=sr_1_18?adgrpid=65749682547&amp;dchild=1&amp;gclid=Cj0KCQjwvb75BRD1ARIsAP6LcquQ465qVgqEH5JifiUAwMg_yv703ssQGrMrgAiC0nVqOF434-Jf3eMaAh8IEALw_wcB&amp;hvadid=315816836802&amp;hvdev=c&amp;hvlocphy=9056440&amp;hvnetw=g&amp;hvqmt=b&amp;hvrand=15914006512432894842&amp;hvtargid=kwd-337299782561&amp;hydadcr=14321_1762704&amp;keywords=switch+rackable+16+ports&amp;qid=1596974375&amp;sr=8-18&amp;tag=googhydr0a8-21</text:a> </text:p>
          </table:table-cell>
          <table:table-cell office:value-type="string" calcext:value-type="string">
            <text:p>16 ports</text:p>
          </table:table-cell>
          <table:table-cell office:value-type="string" calcext:value-type="string">
            <text:p>10/100/1000 Mbps (Vitesse jusqu'à 2000Mbps) </text:p>
          </table:table-cell>
          <table:table-cell office:value-type="string" calcext:value-type="string">
            <text:p>60 € TT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itchCom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G1024</text:p>
          </table:table-cell>
          <table:table-cell office:value-type="string" calcext:value-type="string">
            <text:p><text:a xlink:href="https://www.amazon.fr/TP-Link-TL-SG1024-Gigabit-Rackable-Boîtier/dp/B000RSTX9O/ref=sr_1_3?adgrpid=55368012439&amp;dchild=1&amp;gclid=Cj0KCQjwvb75BRD1ARIsAP6LcqsuttsTVs8XqBwXT9Drgut0oC4h0t1qh-14TZvc00fwyvrcAEwGtJ8aAsssEALw_wcB&amp;hvadid=275302909656&amp;hvdev=c&amp;hvlocphy=9056440&amp;hvnetw=g&amp;hvqmt=e&amp;hvrand=12792253115758586120&amp;hvtargid=kwd-300339001384&amp;hydadcr=230_1787581&amp;keywords=switch+24+ports&amp;qid=1596978709&amp;sr=8-3&amp;tag=googhydr0a8-21" xlink:type="simple">https://www.amazon.fr/TP-Link-TL-SG1024-Gigabit-Rackable-Bo%C3%AEtier/dp/B000RSTX9O/ref=sr_1_3?adgrpid=55368012439&amp;dchild=1&amp;gclid=Cj0KCQjwvb75BRD1ARIsAP6LcqsuttsTVs8XqBwXT9Drgut0oC4h0t1qh-14TZvc00fwyvrcAEwGtJ8aAsssEALw_wcB&amp;hvadid=275302909656&amp;hvdev=c&amp;hvlocphy=9056440&amp;hvnetw=g&amp;hvqmt=e&amp;hvrand=12792253115758586120&amp;hvtargid=kwd-300339001384&amp;hydadcr=230_1787581&amp;keywords=switch+24+ports&amp;qid=1596978709&amp;sr=8-3&amp;tag=googhydr0a8-21</text:a> </text:p>
          </table:table-cell>
          <table:table-cell office:value-type="string" calcext:value-type="string">
            <text:p>24 Ports</text:p>
          </table:table-cell>
          <table:table-cell office:value-type="string" calcext:value-type="string">
            <text:p>10/100/1000 Mbps </text:p>
          </table:table-cell>
          <table:table-cell office:value-type="string" calcext:value-type="string">
            <text:p>100 € TT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itchOp</text:p>
          </table:table-cell>
          <table:table-cell office:value-type="string" calcext:value-type="string">
            <text:p>NETGEAR</text:p>
          </table:table-cell>
          <table:table-cell office:value-type="string" calcext:value-type="string">
            <text:p>GS348-100EUS</text:p>
          </table:table-cell>
          <table:table-cell office:value-type="string" calcext:value-type="string">
            <text:p><text:a xlink:href="https://www.amazon.fr/Netgear-GS348-100EUS-Gigabit-Ethernet-Fixation/dp/B01N42292H/ref=sr_1_3?adgrpid=57297085198&amp;dchild=1&amp;gclid=Cj0KCQjwvb75BRD1ARIsAP6Lcqvq3d-DpD0jSwmmnZnAnXpHfqvHt6l6BuFSXYr32K-K7kTl8FNltmYaAk48EALw_wcB&amp;hvadid=275298707667&amp;hvdev=c&amp;hvlocphy=9056439&amp;hvnetw=g&amp;hvqmt=e&amp;hvrand=5746423175453774998&amp;hvtargid=kwd-301188747058&amp;hydadcr=14351_1762905&amp;keywords=switch+48+ports&amp;qid=1596976934&amp;sr=8-3&amp;tag=googhydr0a8-21" xlink:type="simple">https://www.amazon.fr/Netgear-GS348-100EUS-Gigabit-Ethernet-Fixation/dp/B01N42292H/ref=sr_1_3?adgrpid=57297085198&amp;dchild=1&amp;gclid=Cj0KCQjwvb75BRD1ARIsAP6Lcqvq3d-DpD0jSwmmnZnAnXpHfqvHt6l6BuFSXYr32K-K7kTl8FNltmYaAk48EALw_wcB&amp;hvadid=275298707667&amp;hvdev=c&amp;hvlocphy=9056439&amp;hvnetw=g&amp;hvqmt=e&amp;hvrand=5746423175453774998&amp;hvtargid=kwd-301188747058&amp;hydadcr=14351_1762905&amp;keywords=switch+48+ports&amp;qid=1596976934&amp;sr=8-3&amp;tag=googhydr0a8-21</text:a> </text:p>
          </table:table-cell>
          <table:table-cell office:value-type="string" calcext:value-type="string">
            <text:p>48 Ports</text:p>
          </table:table-cell>
          <table:table-cell office:value-type="string" calcext:value-type="string">
            <text:p>10/100/1000 Mbps  </text:p>
          </table:table-cell>
          <table:table-cell office:value-type="string" calcext:value-type="string">
            <text:p>200 € TT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witchOp</text:p>
          </table:table-cell>
          <table:table-cell office:value-type="string" calcext:value-type="string">
            <text:p>NETGEAR</text:p>
          </table:table-cell>
          <table:table-cell office:value-type="string" calcext:value-type="string">
            <text:p>GS348-100EUS</text:p>
          </table:table-cell>
          <table:table-cell office:value-type="string" calcext:value-type="string">
            <text:p><text:a xlink:href="https://www.amazon.fr/Netgear-GS348-100EUS-Gigabit-Ethernet-Fixation/dp/B01N42292H/ref=sr_1_3?adgrpid=57297085198&amp;dchild=1&amp;gclid=Cj0KCQjwvb75BRD1ARIsAP6Lcqvq3d-DpD0jSwmmnZnAnXpHfqvHt6l6BuFSXYr32K-K7kTl8FNltmYaAk48EALw_wcB&amp;hvadid=275298707667&amp;hvdev=c&amp;hvlocphy=9056439&amp;hvnetw=g&amp;hvqmt=e&amp;hvrand=5746423175453774998&amp;hvtargid=kwd-301188747058&amp;hydadcr=14351_1762905&amp;keywords=switch+48+ports&amp;qid=1596976934&amp;sr=8-3&amp;tag=googhydr0a8-21" xlink:type="simple">https://www.amazon.fr/Netgear-GS348-100EUS-Gigabit-Ethernet-Fixation/dp/B01N42292H/ref=sr_1_3?adgrpid=57297085198&amp;dchild=1&amp;gclid=Cj0KCQjwvb75BRD1ARIsAP6Lcqvq3d-DpD0jSwmmnZnAnXpHfqvHt6l6BuFSXYr32K-K7kTl8FNltmYaAk48EALw_wcB&amp;hvadid=275298707667&amp;hvdev=c&amp;hvlocphy=9056439&amp;hvnetw=g&amp;hvqmt=e&amp;hvrand=5746423175453774998&amp;hvtargid=kwd-301188747058&amp;hydadcr=14351_1762905&amp;keywords=switch+48+ports&amp;qid=1596976934&amp;sr=8-3&amp;tag=googhydr0a8-21</text:a> </text:p>
          </table:table-cell>
          <table:table-cell office:value-type="string" calcext:value-type="string">
            <text:p>48 Ports</text:p>
          </table:table-cell>
          <table:table-cell office:value-type="string" calcext:value-type="string">
            <text:p>10/100/1000 Mbps  </text:p>
          </table:table-cell>
          <table:table-cell office:value-type="string" calcext:value-type="string">
            <text:p>200 € TTC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Routeur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891F</text:p>
          </table:table-cell>
          <table:table-cell office:value-type="string" calcext:value-type="string">
            <text:p>https://www.cdiscount.com/informatique/materiel-reseau-wifi-internet-bluetooth/cisco-891f-routeur-commutateur-8-ports/f-1071522-cis0882658602139.html#pres</text:p>
          </table:table-cell>
          <table:table-cell office:value-type="string" calcext:value-type="string">
            <text:p>8 Ports</text:p>
          </table:table-cell>
          <table:table-cell table:style-name="ce4" office:value-type="string" calcext:value-type="string">
            <text:p>LAN: 4 x 10Base-T/100Base-TX/1000Base-T (PoE) - RJ-45</text:p>
            <text:p>LAN: 4 x 10Base-T/100Base-TX/1000Base-T – RJ-45</text:p>
          </table:table-cell>
          <table:table-cell office:value-type="string" calcext:value-type="string">
            <text:p>600 € TTC 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Firewall</text:p>
          </table:table-cell>
          <table:table-cell office:value-type="string" calcext:value-type="string">
            <text:p>Zyxel</text:p>
          </table:table-cell>
          <table:table-cell office:value-type="string" calcext:value-type="string">
            <text:p>Nebula NSG200</text:p>
          </table:table-cell>
          <table:table-cell office:value-type="string" calcext:value-type="string">
            <text:p>https://www.compufirst.com/zyxel-nebula-nsg200-dispositif-de-securite/fiche_prod.do?prodId=2349704</text:p>
          </table:table-cell>
          <table:table-cell table:style-name="ce15" office:value-type="string" calcext:value-type="string">
            <text:p>4 Ports</text:p>
          </table:table-cell>
          <table:table-cell table:style-name="ce4" office:value-type="string" calcext:value-type="string">
            <text:p>Rendement du firewall: 1,25 Gbps</text:p>
          </table:table-cell>
          <table:table-cell table:style-name="ce4" office:value-type="string" calcext:value-type="string">
            <text:p>1185,29 € TTC 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veur Linux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T140 (8T0R6)</text:p>
          </table:table-cell>
          <table:table-cell office:value-type="string" calcext:value-type="string">
            <text:p>https://www.ldlc.com/fiche/PB00318027.html</text:p>
          </table:table-cell>
          <table:table-cell office:value-type="string" calcext:value-type="string">
            <text:p>Intel Xeon E-2124 8 Go 1 To Graveur DVD</text:p>
          </table:table-cell>
          <table:table-cell table:style-name="ce4"/>
          <table:table-cell table:style-name="ce21" office:value-type="string" calcext:value-type="string">
            <text:p>715 € TTC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veur Web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T140 (8T0R6)</text:p>
          </table:table-cell>
          <table:table-cell office:value-type="string" calcext:value-type="string">
            <text:p>https://www.ldlc.com/fiche/PB00318027.html</text:p>
          </table:table-cell>
          <table:table-cell office:value-type="string" calcext:value-type="string">
            <text:p>Intel Xeon E-2124 8 Go 1 To Graveur DVD</text:p>
          </table:table-cell>
          <table:table-cell table:style-name="ce4"/>
          <table:table-cell table:style-name="ce21" office:value-type="string" calcext:value-type="string">
            <text:p>715 € TTC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veur de Messageri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T140 (8T0R6)</text:p>
          </table:table-cell>
          <table:table-cell office:value-type="string" calcext:value-type="string">
            <text:p>https://www.ldlc.com/fiche/PB00318027.html</text:p>
          </table:table-cell>
          <table:table-cell office:value-type="string" calcext:value-type="string">
            <text:p>Intel Xeon E-2124 8 Go 1 To Graveur DVD</text:p>
          </table:table-cell>
          <table:table-cell table:style-name="ce4"/>
          <table:table-cell table:style-name="ce21" office:value-type="string" calcext:value-type="string">
            <text:p>715 € TTC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 table:number-rows-repeated="3">
          <table:table-cell table:style-name="Default" table:number-columns-repeated="7"/>
          <table:table-cell table:style-name="ce8" table:number-columns-repeated="1017"/>
        </table:table-row>
        <table:table-row table:style-name="ro1">
          <table:table-cell table:style-name="Default" table:number-columns-repeated="7"/>
          <table:table-cell table:style-name="ce8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4:59:23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09T17:24:13.984234251</meta:creation-date>
    <meta:generator>LibreOffice/6.4.3.2$Windows_X86_64 LibreOffice_project/747b5d0ebf89f41c860ec2a39efd7cb15b54f2d8</meta:generator>
    <dc:date>2020-09-24T15:30:31.165000000</dc:date>
    <meta:editing-duration>PT1H55M1S</meta:editing-duration>
    <meta:editing-cycles>8</meta:editing-cycles>
    <meta:document-statistic meta:table-count="1" meta:cell-count="102" meta:object-count="0"/>
  </office:meta>
</office:document-meta>
</file>